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222222" style:font-name="arial" fo:font-size="12pt" fo:letter-spacing="normal" fo:font-style="normal"/>
    </style:style>
    <style:style style:name="T2" style:family="text">
      <style:text-properties fo:font-variant="normal" fo:text-transform="none" fo:color="#222222" style:font-name="arial" fo:font-size="12pt" fo:letter-spacing="normal" fo:font-style="normal" fo:font-weight="bold"/>
    </style:style>
    <style:style style:name="T3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4" style:family="text">
      <style:text-properties fo:font-variant="normal" fo:text-transform="none" fo:color="#222222" style:font-name="arial" fo:font-size="12pt" fo:letter-spacing="normal" fo:font-style="normal" fo:font-weight="normal" style:font-weight-asian="normal" style:font-weight-complex="normal"/>
    </style:style>
    <style:style style:name="T5" style:family="text">
      <style:text-properties fo:font-variant="normal" fo:text-transform="none" fo:color="#222222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Zinnias</text:span><text:span text:style-name="T2"> </text:span><text:span text:style-name="T3">are popular garden </text:span><text:span text:style-name="T4">flowers</text:span><text:span text:style-name="T2"> </text:span><text:span text:style-name="T3">because they come in a wide range of </text:span><text:span text:style-name="T4">flower</text:span><text:span text:style-name="T2"> </text:span><text:span text:style-name="T3">colors and shapes, and they can withstand hot summer temperatures, and are easy to grow from seeds. They are grown in fertile, humus-rich, and well-drained soil, in an area with full sun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x Lindsay</meta:initial-creator>
    <meta:creation-date>2017-11-20T11:19:39.68</meta:creation-date>
    <meta:document-statistic meta:table-count="0" meta:image-count="0" meta:object-count="0" meta:page-count="1" meta:paragraph-count="1" meta:word-count="46" meta:character-count="267"/>
    <dc:date>2017-11-20T11:21:11.18</dc:date>
    <dc:creator>Alex Lindsay</dc:creator>
    <meta:editing-duration>PT1M31S</meta:editing-duration>
    <meta:editing-cycles>1</meta:editing-cycles>
    <meta:generator>OpenOffice/4.1.3$Win32 OpenOffice.org_project/413m1$Build-9783</meta:generator>
  </office:meta>
</office:document-meta>
</file>